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laylist</text:p>
      <text:p text:style-name="P1"/>
      <text:p text:style-name="P1"><text:a xlink:type="simple" xlink:href="https://www.youtube.com/watch?v=YRWRRBX3TB0" text:style-name="Internet_20_link" text:visited-style-name="Visited_20_Internet_20_Link">Roger Waters - What God Wants, Pt. I (2015) (Digital Video)</text:a> </text:p>
      <text:p text:style-name="P1"/>
      <text:p text:style-name="P1"><text:a xlink:type="simple" xlink:href="https://www.youtube.com/watch?v=BvBUf-7fK5Y" text:style-name="Internet_20_link" text:visited-style-name="Visited_20_Internet_20_Link">ArmoredCard UK V1 B1 16x9 VO1 M1</text:a> Eminem Jesus</text:p>
      <text:p text:style-name="P1"/>
      <text:p text:style-name="P1"><text:a xlink:type="simple" xlink:href="https://www.youtube.com/watch?v=BvBUf-7fK5Y" text:style-name="Internet_20_link" text:visited-style-name="Visited_20_Internet_20_Link">ArmoredCard UK V1 B1 16x9 VO1 M1</text:a> Overdosed </text:p>
      <text:p text:style-name="P1"/>
      <text:p text:style-name="P1"><text:a xlink:type="simple" xlink:href="https://www.youtube.com/watch?v=maUDs6Jz75Y" text:style-name="Internet_20_link" text:visited-style-name="Visited_20_Internet_20_Link">Pink Floyd - Comfortably Numb (Pulse | Uncut | 60 fps)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6T13:49:22.09</meta:creation-date>
    <meta:generator>OpenOffice/4.1.15$Win32 OpenOffice.org_project/4115m2$Build-9813</meta:generator>
    <dc:date>2025-05-16T14:03:21.06</dc:date>
    <meta:editing-duration>PT8M54S</meta:editing-duration>
    <meta:editing-cycles>2</meta:editing-cycles>
    <meta:document-statistic meta:table-count="0" meta:image-count="0" meta:object-count="0" meta:page-count="1" meta:paragraph-count="5" meta:word-count="41" meta:character-count="215"/>
  </office:meta>
</office:document-meta>
</file>